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ext_20_body">Many checkpoints have a legitimate purpose, for example to prevent weapons from entering an area. Some checkpoints, however, are designed to harass people or as a cover for ambush, theft or violence. It is important to recognise the difference between a legal, sanctioned checkpoint and one designed for the gain of the checkpoint personnel.</text:p>
      <text:p text:style-name="Text_20_body">You first need to rapidly assess the nature of the checkpoint.</text:p>
      <text:list text:style-name="L1">
        <text:list-item>
          <text:p text:style-name="P1">Where it is located?</text:p>
        </text:list-item>
        <text:list-item>
          <text:p text:style-name="P1">Who is manning it?</text:p>
        </text:list-item>
        <text:list-item>
          <text:p text:style-name="P1">What does their mood appear to be?</text:p>
        </text:list-item>
        <text:list-item>
          <text:p text:style-name="P1">Are there any signs of trouble?</text:p>
        </text:list-item>
      </text:list>
      <text:p text:style-name="First_20_paragraph">Checkpoints at crossroads, bridges, mountain passes and town entrances and exits are to be expected, and are likely to have been set up for the general monitoring of all passers-by. Checkpoints in the middle of a forest or on a mountain road away from habitation may exist for a more ominous purpose. Checkpoints manned by regular army and police forces may be less problematic than ones manned by irregulars.</text:p>
      <text:p text:style-name="Text_20_body">If you suspect that there is a risk of violence or other serious problems, turn round and drive steadily away, if it is safe to do so.</text:p>
      <text:p text:style-name="Text_20_body">Before approaching or leaving a checkpoint, inform base by radio. Do so in a discreet way, far enough from the checkpoint to avoid them seeing that you are using the rad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